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2b5" officeooo:paragraph-rsid="000282b5"/>
    </style:style>
    <style:style style:name="P2" style:family="paragraph" style:parent-style-name="Standard">
      <style:text-properties officeooo:rsid="00030b02" officeooo:paragraph-rsid="00030b02"/>
    </style:style>
    <style:style style:name="P3" style:family="paragraph" style:parent-style-name="Standard">
      <style:text-properties officeooo:rsid="00049b1f" officeooo:paragraph-rsid="00049b1f"/>
    </style:style>
    <style:style style:name="P4" style:family="paragraph" style:parent-style-name="Standard">
      <style:text-properties officeooo:rsid="00049b1f" officeooo:paragraph-rsid="0005307b"/>
    </style:style>
    <style:style style:name="P5" style:family="paragraph" style:parent-style-name="Standard">
      <style:text-properties officeooo:rsid="0005307b" officeooo:paragraph-rsid="0005307b"/>
    </style:style>
    <style:style style:name="P6" style:family="paragraph" style:parent-style-name="Standard">
      <style:text-properties fo:font-weight="bold" officeooo:rsid="0005307b" officeooo:paragraph-rsid="0005307b" style:font-weight-asian="bold" style:font-weight-complex="bold"/>
    </style:style>
    <style:style style:name="P7" style:family="paragraph" style:parent-style-name="Standard">
      <style:text-properties officeooo:rsid="000634ef" officeooo:paragraph-rsid="000634ef"/>
    </style:style>
    <style:style style:name="P8" style:family="paragraph" style:parent-style-name="Standard">
      <style:text-properties officeooo:rsid="00066b19" officeooo:paragraph-rsid="00066b19"/>
    </style:style>
    <style:style style:name="P9" style:family="paragraph" style:parent-style-name="Standard">
      <style:text-properties officeooo:rsid="00080209" officeooo:paragraph-rsid="00080209"/>
    </style:style>
    <style:style style:name="P10" style:family="paragraph" style:parent-style-name="Standard">
      <style:text-properties officeooo:rsid="00080209" officeooo:paragraph-rsid="0009b408"/>
    </style:style>
    <style:style style:name="P11" style:family="paragraph" style:parent-style-name="Standard">
      <style:text-properties officeooo:rsid="0009b408" officeooo:paragraph-rsid="0009b408"/>
    </style:style>
    <style:style style:name="P12" style:family="paragraph" style:parent-style-name="Standard">
      <style:text-properties officeooo:rsid="000a45af" officeooo:paragraph-rsid="000a45af"/>
    </style:style>
    <style:style style:name="P13" style:family="paragraph" style:parent-style-name="Standard">
      <style:text-properties officeooo:rsid="000b1786" officeooo:paragraph-rsid="000b1786"/>
    </style:style>
    <style:style style:name="P14" style:family="paragraph" style:parent-style-name="Standard">
      <style:text-properties officeooo:rsid="000b1786" officeooo:paragraph-rsid="000caa3d"/>
    </style:style>
    <style:style style:name="P15" style:family="paragraph" style:parent-style-name="Standard">
      <style:text-properties officeooo:rsid="000caa3d" officeooo:paragraph-rsid="000caa3d"/>
    </style:style>
    <style:style style:name="P16" style:family="paragraph" style:parent-style-name="Standard">
      <style:text-properties officeooo:rsid="000e73bc" officeooo:paragraph-rsid="000e73bc"/>
    </style:style>
    <style:style style:name="T1" style:family="text">
      <style:text-properties officeooo:rsid="0005307b"/>
    </style:style>
    <style:style style:name="T2" style:family="text">
      <style:text-properties officeooo:rsid="000634ef"/>
    </style:style>
    <style:style style:name="T3" style:family="text">
      <style:text-properties officeooo:rsid="00080209"/>
    </style:style>
    <style:style style:name="T4" style:family="text">
      <style:text-properties officeooo:rsid="000a45af"/>
    </style:style>
    <style:style style:name="T5" style:family="text">
      <style:text-properties officeooo:rsid="000caa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vidir duas funções por dois espaços entre as linhas (lsso é rigorasamente em python também, o nome dessas boas práticas em python é )</text:p>
      <text:p text:style-name="P1">E internamente entre as funções, cada um das instruções divididas por um único espaço.</text:p>
      <text:p text:style-name="P1"/>
      <text:p text:style-name="P1">ESLINT (Para JS) -extebão para pyhtob-</text:p>
      <text:p text:style-name="P1"/>
      <text:p text:style-name="P1">AutoPEP8</text:p>
      <text:p text:style-name="P1"/>
      <text:p text:style-name="P1">O que se faz com 1L de álcool deveria ser feito com 700ml de gasolina.</text:p>
      <text:p text:style-name="P1"/>
      <text:p text:style-name="P1"/>
      <text:p text:style-name="P2"/>
      <text:p text:style-name="P2">Deploy: botar o sisteminha nas nuvens para que qualquer pessoa possa ter acesso.</text:p>
      <text:p text:style-name="P2"/>
      <text:p text:style-name="P2">Resumo: a web funciona dentro dos navegadores… O servidor manda um HTML e um CSS e eventualmente a gente bota um código JS. Para colocar na internet vamos usar o GITHUB pages ou Vercel. Primeiro, vamos criar um arquivo html(que é uma linguagem de marcação.). Vamos usar a extensão liver server.</text:p>
      <text:p text:style-name="P2"/>
      <text:p text:style-name="P3">A tag input não precisa ser fechada porque ela não tem contéudo, tem apenas parâmetros.</text:p>
      <text:p text:style-name="P3">Placeholder é um substituto para quando não tiver nada.</text:p>
      <text:p text:style-name="P3">A tag label tem abertura e fechamento</text:p>
      <text:p text:style-name="P3"/>
      <text:p text:style-name="P3">o Liveserver tá fazendo tanto a sincronização ao-vivo quanto o servidor local.</text:p>
      <text:p text:style-name="P3"/>
      <text:p text:style-name="P3">Os elementos html são chamados de inline e aceita vizinhos(inline também), já os de bloco não aceitam um do lado do outro. </text:p>
      <text:p text:style-name="P3">Ex: Lebal e input sçao inline</text:p>
      <text:p text:style-name="P3">Ex: De bloco: div(a div fica com um bloco todinho pra ela e, inclusive pode colocar uma )</text:p>
      <text:p text:style-name="P3"/>
      <text:p text:style-name="P5">seletor: botando os inputs </text:p>
      <text:p text:style-name="P5"/>
      <text:p text:style-name="P4"><text:span text:style-name="T1">Divs são os blocos genéricos, já quando queremos blocos específicos </text:span><text:span text:style-name="T2">usamos uma div id= “botoes”</text:span><text:span text:style-name="T1">.</text:span></text:p>
      <text:p text:style-name="P4"/>
      <text:p text:style-name="P5">O botão também é um input</text:p>
      <text:p text:style-name="P5"/>
      <text:p text:style-name="P5">o pouco mais avançado: CSS flex nos diz se é do tipo linha(e se vai ficar uma do lado da outra.) e coluna </text:p>
      <text:p text:style-name="P5"><text:s/>para coluna:</text:p>
      <text:p text:style-name="P5"/>
      <text:p text:style-name="P5">para dar uma distancia, uma margem, damos um margin-bottom</text:p>
      <text:p text:style-name="P5"/>
      <text:p text:style-name="P5"/>
      <text:p text:style-name="P7">space evenig </text:p>
      <text:p text:style-name="P7">space between</text:p>
      <text:p text:style-name="P7"/>
      <text:p text:style-name="P7">para mudar o fundo da página e colocarmos um gradiente: </text:p>
      <text:p text:style-name="P7"/>
      <text:p text:style-name="P8">colocar novas fontes: font-family(podemos ir no google fonts e escolher uma fonte, por exemplo: MontSerrat. A gente copia o link e cola no nosso head do nosso código e depois temos que referenciar esse link no nosso body.)</text:p>
      <text:p text:style-name="P8"/>
      <text:p text:style-name="P8"><text:soft-page-break/>se queremos colocar uma imagem(baixar a imagem e usa a tag &lt;image&gt; que já vai nos gerar o “src” e um “alt”)</text:p>
      <text:p text:style-name="P8"/>
      <text:p text:style-name="P8">já se queremos centralizar temos que fazer um flex de coluna: </text:p>
      <text:p text:style-name="P8">display: flex;</text:p>
      <text:p text:style-name="P8">flex-direction: <text:span text:style-name="T3">column; </text:span></text:p>
      <text:p text:style-name="P8"/>
      <text:p text:style-name="P9">(pesquisar sobre flex)</text:p>
      <text:p text:style-name="P8"/>
      <text:p text:style-name="P9">ao invés de usarmos uma body todo, criarmos um cabeçalho para colocar só a imagem:</text:p>
      <text:p text:style-name="P9">de tanto a galera criar cabeçalhos e usar divs indiscriminadamente, criaram uma tag header justamente pra isso.</text:p>
      <text:p text:style-name="P9"/>
      <text:p text:style-name="P9">rem(root element é o tamanho padrão do elemento)</text:p>
      <text:p text:style-name="P9"/>
      <text:p text:style-name="P9">colloum alinhamos com alin ment, quando justify-content para row(na horizontal).</text:p>
      <text:p text:style-name="P9"/>
      <text:p text:style-name="P9"/>
      <text:p text:style-name="P6">box model:</text:p>
      <text:p text:style-name="P5"/>
      <text:p text:style-name="P5">pedding<text:span text:style-name="T2">(zona dentro do muro) </text:span></text:p>
      <text:p text:style-name="P7">margin(niguém pode se aproximar do nosso muro)</text:p>
      <text:p text:style-name="P5"/>
      <text:p text:style-name="P7">CSS: regras hierárquicas: por exemplo, os alunos do IFPI devem vir de camisa e os alunos do Ensino Superior devem vir de camisa short também, ou seja, pegamos a regra mais geral e a mais específica.</text:p>
      <text:p text:style-name="P7"/>
      <text:p text:style-name="P7"/>
      <text:p text:style-name="P9">Js no contexto web:</text:p>
      <text:p text:style-name="P9">como clicar em um botão e ele retornar algo(um alert):</text:p>
      <text:p text:style-name="P9">&lt;input id=”bt-caluclar” type=”submit” value=”caluclar gastos”&gt;</text:p>
      <text:p text:style-name="P9"/>
      <text:p text:style-name="P11">agora, queremos que esse alert apareça só quando apetarmos no botão: </text:p>
      <text:p text:style-name="P10">&lt;input id=”bt-caluclar” type=”submit” value=”caluclar gastos”&gt;</text:p>
      <text:p text:style-name="P10"/>
      <text:p text:style-name="P11">abrumos uma tag script dentro do body e passa a ser só js e criamos uma função js e para vincular o disparar de funções usamos o onclick no input. (resumo: vincular eventos a componentes. Pra isso temos onclick, getelemetById(para pegarmos valores), .value pegamos o valor do elemento).</text:p>
      <text:p text:style-name="P11">Pegamos o valor que foi digitado no input pelo .value . <text:span text:style-name="T4">Já o getElementByID(pe para estar concectar no elemento html e pegar todos os atributos se quisermos: borda, cor e etc… Podemos pegar só um deles.)</text:span></text:p>
      <text:p text:style-name="P11"/>
      <text:p text:style-name="P11"/>
      <text:p text:style-name="P12">há um atributo nos inputs que é o step e nos dá a precisão que queremos… porque se só botarmos o Number, ele não vai aceitar apenas valores inteiros na hora de fazer o cálculo.</text:p>
      <text:p text:style-name="P12"/>
      <text:p text:style-name="P12">Tá atualizando a página na hora que submete o formulário e não queremos isso.</text:p>
      <text:p text:style-name="P12"/>
      <text:p text:style-name="P12"/>
      <text:p text:style-name="P13">Como trazer um arquivo js para dentro do html usamos o </text:p>
      <text:p text:style-name="P13"/>
      <text:p text:style-name="P13"><text:soft-page-break/>Em js, se queremos quebrar a linha apenas para a nossa visualização , mas deixar concatenado na mesma string podemos usar:</text:p>
      <text:p text:style-name="P13">‘codigo de test’</text:p>
      <text:p text:style-name="P13">+ ‘continuação do código’</text:p>
      <text:p text:style-name="P13">+ ‘aparecendo na mesma string’</text:p>
      <text:p text:style-name="P13"/>
      <text:p text:style-name="P13">ou podemosusar: </text:p>
      <text:p text:style-name="P13"><text:tab/>‘\nLitros </text:p>
      <text:p text:style-name="P13"><text:tab/><text:span text:style-name="T5">\ncontinua</text:span></text:p>
      <text:p text:style-name="P13"><text:tab/><text:span text:style-name="T5">\nacabou’</text:span></text:p>
      <text:p text:style-name="P13"/>
      <text:p text:style-name="P13"/>
      <text:p text:style-name="P13"/>
      <text:p text:style-name="P13">como o html <text:s/><text:span text:style-name="T5">nós </text:span>, agrupar os elementos de forma certinha por meio dos seletores no css:</text:p>
      <text:p text:style-name="P14"><text:tab/><text:tab/></text:p>
      <text:p text:style-name="P14"/>
      <text:p text:style-name="P14"><text:span text:style-name="T5">para botar no ar usamos o github pages:</text:span></text:p>
      <text:p text:style-name="P14"><text:tab/><text:span text:style-name="T5">cada repositório do github tem direito a uma página web estática (pode ser página html, css e js), mas não pode ter node e os frameworks.</text:span></text:p>
      <text:p text:style-name="P14"/>
      <text:p text:style-name="P15">Vamos no add file do repositório …</text:p>
      <text:p text:style-name="P15"/>
      <text:p text:style-name="P15">upa nosso código e, agora, vamos configurar o nosso github pages</text:p>
      <text:p text:style-name="P15"/>
      <text:p text:style-name="P15"/>
      <text:p text:style-name="P16">flex-wrap: wrap (para quando for para o celular os botões ficarem uma abaixo do outro.)</text:p>
      <text:p text:style-name="P15"/>
      <text:p text:style-name="P16">com o js + HML, JS podemos fazer toda a lógica de preencher formulários (para front-end), mas precisamos do backend para se tornar viável e algo comerciável para isso podemos conectar o front-end com um banco de dados como o FireBase ou o SUPABA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26:30.297619979</meta:creation-date>
    <dc:date>2023-08-29T17:41:47.290769002</dc:date>
    <meta:editing-duration>PT5M34S</meta:editing-duration>
    <meta:editing-cycles>1</meta:editing-cycles>
    <meta:document-statistic meta:table-count="0" meta:image-count="0" meta:object-count="0" meta:page-count="3" meta:paragraph-count="63" meta:word-count="808" meta:character-count="4675" meta:non-whitespace-character-count="3909"/>
    <meta:generator>LibreOffice/7.3.7.2$Linux_X86_64 LibreOffice_project/30$Build-2</meta:generator>
  </office:meta>
</office:document-meta>
</file>